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 Sans" svg:font-family="'Open Sans', sans-serif"/>
    <style:font-face style:name="Source Sans Pro" svg:font-family="'Source Sans Pro'"/>
  </office:font-face-decls>
  <office:automatic-styles>
    <style:style style:name="P1"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f2f3f5" loext:opacity="100%" style:font-name="Source Sans Pro" fo:letter-spacing="normal" fo:font-style="normal" fo:font-weight="normal"/>
    </style:style>
    <style:style style:name="P2"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f2f3f5" loext:opacity="100%" style:font-name="Source Sans Pro" fo:letter-spacing="normal" fo:font-style="normal" fo:font-weight="normal" officeooo:paragraph-rsid="00198696"/>
    </style:style>
    <style:style style:name="P3"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f2f3f5" loext:opacity="100%" style:font-name="Source Sans Pro" fo:letter-spacing="normal" fo:font-style="normal" fo:font-weight="normal" officeooo:paragraph-rsid="001b7a06"/>
    </style:style>
    <style:style style:name="P4"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000000" loext:opacity="100%" style:font-name="Source Sans Pro" fo:font-size="12pt" fo:letter-spacing="normal" fo:font-style="normal" fo:font-weight="normal" officeooo:rsid="00198696" officeooo:paragraph-rsid="00198696" style:font-size-asian="10.5pt" style:font-size-complex="12pt"/>
    </style:style>
    <style:style style:name="P5"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000000" loext:opacity="100%" style:font-name="Source Sans Pro" fo:font-size="12pt" fo:letter-spacing="normal" fo:font-style="normal" fo:font-weight="normal" officeooo:rsid="001b7a06" officeooo:paragraph-rsid="001b7a06" style:font-size-asian="10.5pt" style:font-size-complex="12pt"/>
    </style:style>
    <style:style style:name="P6"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000000" loext:opacity="100%" style:font-name="Source Sans Pro" fo:letter-spacing="normal" fo:font-style="normal" fo:font-weight="normal"/>
    </style:style>
    <style:style style:name="P7" style:family="paragraph" style:parent-style-name="Heading_20_1">
      <style:paragraph-properties fo:margin-left="0in" fo:margin-right="0in" fo:margin-top="0in" fo:margin-bottom="0in" style:contextual-spacing="false" fo:line-height="262%" fo:orphans="2" fo:widows="2" fo:text-indent="0in" style:auto-text-indent="false"/>
      <style:text-properties fo:font-variant="normal" fo:text-transform="none" fo:color="#f2f3f5" loext:opacity="100%" style:font-name="Source Sans Pro" fo:letter-spacing="normal" fo:font-style="normal" fo:font-weight="normal" officeooo:paragraph-rsid="00189034"/>
    </style:style>
    <style:style style:name="P8" style:family="paragraph" style:parent-style-name="Text_20_body">
      <style:paragraph-properties fo:margin-left="0in" fo:margin-right="0in" fo:margin-top="0in" fo:margin-bottom="0in" style:contextual-spacing="false" fo:line-height="262%" fo:orphans="2" fo:widows="2" fo:text-indent="0in" style:auto-text-indent="false"/>
      <style:text-properties fo:font-variant="normal" fo:text-transform="none" fo:color="#000000" loext:opacity="100%" style:font-name="Source Sans Pro" fo:letter-spacing="normal" fo:font-style="normal" fo:font-weight="normal" officeooo:rsid="001dbc2a" officeooo:paragraph-rsid="001dbc2a"/>
    </style:style>
    <style:style style:name="P9" style:family="paragraph" style:parent-style-name="Text_20_body">
      <style:paragraph-properties fo:margin-left="0in" fo:margin-right="0in" fo:margin-top="0in" fo:margin-bottom="0in" style:contextual-spacing="false" fo:line-height="262%" fo:orphans="2" fo:widows="2" fo:text-indent="0in" style:auto-text-indent="false"/>
      <style:text-properties fo:font-variant="normal" fo:text-transform="none" fo:color="#000000" loext:opacity="100%" style:font-name="Source Sans Pro" fo:letter-spacing="normal" fo:font-style="normal" fo:font-weight="normal" officeooo:paragraph-rsid="001dbc2a"/>
    </style:style>
    <style:style style:name="T1" style:family="text">
      <style:text-properties fo:color="#000000" loext:opacity="100%"/>
    </style:style>
    <style:style style:name="T2" style:family="text">
      <style:text-properties fo:color="#000000" loext:opacity="100%" fo:font-size="12pt" officeooo:rsid="00198696" style:font-size-asian="10.5pt" style:font-size-complex="12pt"/>
    </style:style>
    <style:style style:name="T3" style:family="text">
      <style:text-properties fo:color="#000000" loext:opacity="100%" fo:font-size="12pt" officeooo:rsid="001b7a06" style:font-size-asian="10.5pt" style:font-size-complex="12pt"/>
    </style:style>
    <style:style style:name="T4" style:family="text">
      <style:text-properties fo:font-size="14pt" style:font-size-asian="14pt" style:font-size-complex="14pt"/>
    </style:style>
    <style:style style:name="T5" style:family="text">
      <style:text-properties fo:font-size="14pt" officeooo:rsid="001face6" style:font-size-asian="14pt" style:font-size-complex="14pt"/>
    </style:style>
    <style:style style:name="T6" style:family="text">
      <style:text-properties fo:font-size="14pt" officeooo:rsid="001dbc2a" style:font-size-asian="14pt" style:font-size-complex="14pt"/>
    </style:style>
    <style:style style:name="T7" style:family="text">
      <style:text-properties fo:font-size="14pt" officeooo:rsid="0020eea2" style:font-size-asian="14pt" style:font-size-complex="14pt"/>
    </style:style>
    <style:style style:name="T8" style:family="text">
      <style:text-properties fo:color="#2d2d2d" loext:opacity="100%" style:font-name="Open Sans" fo:font-size="14pt" officeooo:rsid="001face6" style:font-size-asian="14pt" style:font-size-complex="14pt"/>
    </style:style>
    <style:style style:name="T9" style:family="text">
      <style:text-properties fo:color="#2d2d2d" loext:opacity="100%" style:font-name="Open Sans" fo:font-size="10.5pt" officeooo:rsid="001face6"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1" text:outline-level="1"><text:soft-page-break/><text:span text:style-name="T1"/></text:h>
      <text:h text:style-name="P6" text:outline-level="1"/>
      <text:h text:style-name="P6" text:outline-level="1"/>
      <text:h text:style-name="P6" text:outline-level="1"/>
      <text:h text:style-name="P6" text:outline-level="1"/>
      <text:h text:style-name="P6" text:outline-level="1"/>
      <text:h text:style-name="P6" text:outline-level="1"/>
      <text:h text:style-name="P1" text:outline-level="1"><text:span text:style-name="T1">Verziókövetés Gittel egysze</text:span>rűen és nagyszerűen</text:h>
      <text:h text:style-name="P7" text:outline-level="1"><text:a xlink:type="simple" xlink:href="https://netacademia.hu/courses/take/verziokovetes-gittel-egyszeruen-es-nagyszeruen/lessons/6007479-github-regisztracio" text:style-name="Internet_20_link" text:visited-style-name="Visited_20_Internet_20_Link"><text:span text:style-name="T4">https://netacademia.hu/courses/take/verziokovetes-gittel-egyszeruen-es-nagyszeruen/lessons/6007479-github-regisztracio</text:span></text:a></text:h>
      <text:p text:style-name="P8"><text:soft-page-break/><text:span text:style-name="T4">NETACADÉMIA leírás </text:span><text:span text:style-name="T7">(3ik részben)</text:span><text:span text:style-name="T4">megköveteli a HOMEBREW NEVŰ programot ézért telepítve lett:</text:span><text:a xlink:type="simple" xlink:href="https://blog.eldernode.com/install-and-uninstall-homebrew-on-ubuntu/" text:style-name="Internet_20_link" text:visited-style-name="Visited_20_Internet_20_Link"><text:span text:style-name="T4">https://blog.eldernode.com/install-and-uninstall-homebrew-on-ubuntu/</text:span></text:a></text:p>
      <text:p text:style-name="P9"><text:span text:style-name="T6">erről a linkről (jó sok mindent telepített) </text:span><text:span text:style-name="T5">a program leírása:</text:span><text:span text:style-name="T9">A Homebrew az egyik legnépszerűbb Mac csomagkezelő, de Linuxra is telepíthető különféle csomagok letöltéséhez és telepítéséhez. Az Ubuntu Linuxon már van egy APT csomagkezelőnk, amely számos alkalmazást és egyéb telepítendő csomagokat tartalmaz. Itt megpróbáltuk megtanítani, hogyan telepítse a Homebrew-t Ubuntu 20.04-re.</text:span></text:p>
      <text:p text:style-name="P9"><text:span text:style-name="T9"/></text:p>
      <text:p text:style-name="P9"><text:span text:style-name="T9"/></text:p>
      <text:h text:style-name="P2" text:outline-level="1"><text:soft-page-break/>Verzióköveté<text:span text:style-name="T2">Ezzel a linkel kezdődik az oktatás:</text:span></text:h>
      <text:h text:style-name="P2" text:outline-level="1"><text:a xlink:type="simple" xlink:href="https://netacademia.hu/courses/take/verziokovetes-gittel-egyszeruen-es-nagyszeruen/lessons/6007479-github-regisztracio" text:style-name="Internet_20_link" text:visited-style-name="Visited_20_Internet_20_Link"><text:span text:style-name="T2">https://netacademia.hu/courses/take/verziokovetes-gittel-egyszeruen-es-nagyszeruen/lessons/6007479-github-regisztracio</text:span></text:a></text:h>
      <text:h text:style-name="P4" text:outline-level="1">Bal oldalon fel vannak sorolva a videó leckék</text:h>
      <text:h text:style-name="P5" text:outline-level="1">Másik oldal ahol jó leírősok vannak:</text:h>
      <text:h text:style-name="P3" text:outline-level="1"><text:a xlink:type="simple" xlink:href="https://www.digitalocean.com/community/tutorials/how-to-install-git-on-ubuntu" text:style-name="Internet_20_link" text:visited-style-name="Visited_20_Internet_20_Link"><text:span text:style-name="T3">https://www.digitalocean.com/community/tutorials/how-to-install-git-on-ubuntu</text:span></text:a></text:h>
      <text:h text:style-name="P3" text:outline-level="1"><text:span text:style-name="T3">DIGITALOCEAN OKTATÓ ANYAGOK IS</text:span> egyszerűen és nagyszerűen</text:h>
      <text:h text:style-name="P1" text:outline-level="1">Verziókövetés Gittel egyszerűen és nagyszerűen</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 Sans" svg:font-family="'Open Sans', sans-serif"/>
    <style:font-face style:name="Source Sans Pro" svg:font-family="'Source Sans Pr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hu" fo:country="HU"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hu" fo:country="HU"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06:03:12.687168206</meta:creation-date>
    <dc:date>2024-10-03T18:09:47.151409400</dc:date>
    <meta:editing-duration>PT14M44S</meta:editing-duration>
    <meta:editing-cycles>5</meta:editing-cycles>
    <meta:generator>LibreOffice/7.5.5.2$Linux_X86_64 LibreOffice_project/ca8fe7424262805f223b9a2334bc7181abbcbf5e</meta:generator>
    <meta:document-statistic meta:table-count="0" meta:image-count="0" meta:object-count="0" meta:page-count="4" meta:paragraph-count="11" meta:word-count="101" meta:character-count="1132" meta:non-whitespace-character-count="1042"/>
  </office:meta>
</office:document-meta>
</file>